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dcdf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QL Search Query Language Structured Query Language</text:h>
      <text:p text:style-name="Standard"/>
      <text:h text:style-name="Heading_20_2" text:outline-level="2">DDL Data Definition Language</text:h>
      <text:h text:style-name="Heading_20_2" text:outline-level="2"/>
      <text:p text:style-name="Standard">CREATE TABLE ALTER TABLE DROP TABLE</text:p>
      <text:p text:style-name="Standard"/>
      <text:p text:style-name="Standard">CREATE Object – Table, VIEW; TRIGGER, INDEX, Procedure, ….</text:p>
      <text:p text:style-name="Standard"/>
      <text:p text:style-name="Standard">CREATE TABLE <text:s/>…….. dbo. Personen <text:s/>DBserver.database.HR.Persons</text:p>
      <text:p text:style-name="Standard">(</text:p>
      <text:p text:style-name="Standard"><text:tab/>Feldname datentyp <text:s/>NOT NULL PRIMARY KEY default(…) IDENTITY(1,1) E</text:p>
      <text:p text:style-name="Standard"><text:tab/>Age inte CHECK (Age &gt;= 18),</text:p>
      <text:p text:style-name="Standard"/>
      <text:p text:style-name="Standard"/>
      <text:p text:style-name="Standard"><text:tab/>UNIQUE (SozVersNr),</text:p>
      <text:p text:style-name="Standard"><text:tab/>PRIMARY KEY (Feld1, Fels,… Feldn),</text:p>
      <text:p text:style-name="Standard"><text:tab/>FOREIGN KEY (KDNR) REFERENCES Kunden(Kundennummer)</text:p>
      <text:p text:style-name="Standard">)</text:p>
      <text:p text:style-name="Standard"/>
      <text:p text:style-name="Standard"/>
      <text:p text:style-name="Standard">CREATE UNIQUE CLUSTERED / NONCLUSTERED INDEX idxname on Kunden(LNNAMe, VNAME)</text:p>
      <text:p text:style-name="Standard">DROP TABLE HR.Persons</text:p>
      <text:p text:style-name="Standard"/>
      <text:p text:style-name="Standard">ALTER TABLE HR.Persons DROP Column Age</text:p>
      <text:p text:style-name="P1">ALTER TABLE HR.Persons ALTER Column Age datetyp</text:p>
      <text:p text:style-name="P1">ALTER TABLE HR.Persons ADD Column Age datetyp</text:p>
      <text:p text:style-name="P1"/>
      <text:p text:style-name="P1">SELECT feldnamen INTO <text:span text:style-name="T1">neuer</text:span>Tabellenname FROM … where </text:p>
      <text:p text:style-name="P1"/>
      <text:h text:style-name="Heading_20_2" text:outline-level="2">DML Data Manipulation Languag</text:h>
      <text:p text:style-name="P1"/>
      <text:p text:style-name="P1">INSERT tablename (Auflistung der Felder) VALUES (Werte der zu befüllenden Spalten)</text:p>
      <text:p text:style-name="P1">INSERT tablename (Auflistung der Felder) SELECT feld1, feld,.. FROM ….</text:p>
      <text:p text:style-name="P1"/>
      <text:p text:style-name="P1">UPDATE tabellenname SET feld1 = wert1, feld2 = wert2 WHERE – Bedingung</text:p>
      <text:p text:style-name="P1">UPDATE tabellenname SET feld1 = wert1, feld2 = wert2 <text:s/>---- Änderung <text:s/>in <text:span text:style-name="T1">ALLEN</text:span> Datensätze dieser Tabelle</text:p>
      <text:p text:style-name="P1"/>
      <text:p text:style-name="P1">DELETE tabellenname WHERE Bedingung</text:p>
      <text:p text:style-name="P1">DELETE tabellenname <text:s/><text:span text:style-name="T1">ALLE</text:span> Datensätze werden gelöscht</text:p>
      <text:p text:style-name="P1"><text:soft-page-break/></text:p>
      <text:p text:style-name="P1">TRUNCATE TABLE tabellename -→ löscht den koplettenInhalt der Tabelle – “Flag”</text:p>
      <text:p text:style-name="P1"/>
      <text:h text:style-name="Heading_20_2" text:outline-level="2">SELECT</text:h>
      <text:p text:style-name="Text_20_body"/>
      <text:p text:style-name="Text_20_body"><text:span text:style-name="T1">SELECT</text:span> feldnamen – feld1 as alias berechnung <text:s/>(alle Funktionen und Grundrechnungsarten)as alias tabellenalias.feldname zB k.NNAME<text:line-break/>Aggeragatsfunkktionne (COUNT, SUM, AVG, MIN, MAX)</text:p>
      <text:p text:style-name="Text_20_body"><text:span text:style-name="T1">INTO</text:span> neuer Tabellenname</text:p>
      <text:p text:style-name="Text_20_body"><text:span text:style-name="T1">FROM</text:span> tabellenamen as alias zb dbo Kunde as k<text:line-break/>JOINS : <text:span text:style-name="T2">INNER JOIN LEFT JOIN <text:s/>RIGHT JOIN FULL OUTER JOIN <text:line-break/> <text:s text:c="12"/></text:span><text:span text:style-name="T3">ON</text:span><text:span text:style-name="T2"> condition </text:span></text:p>
      <text:p text:style-name="P2">UNION </text:p>
      <text:p text:style-name="Text_20_body"><text:span text:style-name="T1">WHERE</text:span> condition – AND OR NOT = <text:s/>&lt; &gt; &lt;= &gt;= &lt;&gt; !=<text:line-break/><text:tab/>LIKE IN feldname is (not) null </text:p>
      <text:p text:style-name="Text_20_body"><text:s/><text:span text:style-name="T1">GROUP BY</text:span> Feldliste</text:p>
      <text:p text:style-name="Text_20_body"><text:span text:style-name="T1">HAVING</text:span> condition für die Gruppierung count(1) &gt; 100</text:p>
      <text:p text:style-name="Text_20_body"><text:span text:style-name="T1">ORDER BY</text:span> Feldliste ASC / DESC</text:p>
      <text:p text:style-name="P1"/>
      <text:h text:style-name="Heading_20_2" text:outline-level="2">Zusätzliche Befehle (DCL)</text:h>
      <text:p text:style-name="P1">grant</text:p>
      <text:p text:style-name="P1">backup – restore</text:p>
      <text:p text:style-name="P1">…..</text:p>
      <text:p text:style-name="P1"/>
      <text:p text:style-name="P1"/>
      <text:h text:style-name="Heading_20_2" text:outline-level="2">Link</text:h>
      <text:p text:style-name="P1"><text:a xlink:type="simple" xlink:href="https://www.w3schools.com/sql/sql_groupby.asp" text:style-name="Internet_20_link" text:visited-style-name="Visited_20_Internet_20_Link">SQL GROUP BY Statement</text:a> </text:p>
      <text:p text:style-name="P1"><text:a xlink:type="simple" xlink:href="https://www.techonthenet.com/sql_server/functions/index.php" text:style-name="Internet_20_link" text:visited-style-name="Visited_20_Internet_20_Link">https://www.techonthenet.com/sql_server/functions/index.php</text:a></text:p>
      <text:p text:style-name="P1"/>
      <text:p text:style-name="P1"/>
      <text:p text:style-name="P1">für Postgres</text:p>
      <text:p text:style-name="P1"><text:a xlink:type="simple" xlink:href="https://github.com/pthom/northwind_psql/blob/master/northwind.sql" text:style-name="Internet_20_link" text:visited-style-name="Visited_20_Internet_20_Link">northwind_psql/northwind.sql at master · pthom/northwind_psql</text:a> </text:p>
      <text:p text:style-name="P1"/>
      <text:p text:style-name="P1">https://github.com/pthom/northwind_psql/blob/master/northwind.sql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09:24:37.659605124</meta:creation-date>
    <dc:date>2025-05-13T14:10:33.046239858</dc:date>
    <meta:editing-duration>PT2H48M59S</meta:editing-duration>
    <meta:editing-cycles>6</meta:editing-cycles>
    <meta:generator>Collabora_Office/24.04.13.3$Linux_X86_64 LibreOffice_project/cdcd03782bd25d2386546eda84b673742c8c8916</meta:generator>
    <meta:document-statistic meta:table-count="0" meta:image-count="0" meta:object-count="0" meta:page-count="2" meta:paragraph-count="45" meta:word-count="275" meta:character-count="2032" meta:non-whitespace-character-count="1760"/>
  </office:meta>
</office:document-meta>
</file>